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opacity="0%" draw:textarea-horizontal-align="justify" draw:textarea-vertical-align="middle" draw:auto-grow-height="false" fo:min-height="0.75cm" fo:min-width="10.5cm"/>
    </style:style>
    <style:style style:name="gr2" style:family="graphic" style:parent-style-name="standard">
      <style:graphic-properties svg:stroke-color="#000000" draw:opacity="0%" draw:textarea-horizontal-align="justify" draw:textarea-vertical-align="middle" draw:auto-grow-height="false" fo:min-height="1.75cm" fo:min-width="3.2cm"/>
    </style:style>
    <style:style style:name="gr3" style:family="graphic" style:parent-style-name="standard">
      <style:graphic-properties svg:stroke-color="#000000" draw:opacity="0%" draw:textarea-horizontal-align="justify" draw:textarea-vertical-align="middle" draw:auto-grow-height="false" fo:min-height="1.35cm" fo:min-width="2.9cm"/>
    </style:style>
    <style:style style:name="gr4" style:family="graphic" style:parent-style-name="standard">
      <style:graphic-properties svg:stroke-color="#000000" draw:opacity="0%" draw:textarea-horizontal-align="justify" draw:textarea-vertical-align="middle" draw:auto-grow-height="false" fo:min-height="0.75cm" fo:min-width="3.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9" style:family="graphic" style:parent-style-name="standard">
      <style:graphic-properties svg:stroke-width="0.106cm" svg:stroke-color="#000000" draw:marker-start-width="0.359cm" draw:marker-end-width="0.359cm" draw:opacity="0%" draw:textarea-horizontal-align="justify" draw:textarea-vertical-align="middle" draw:auto-grow-height="false" fo:min-height="5.55cm" fo:min-width="26.5cm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11" style:family="graphic" style:parent-style-name="standard">
      <style:graphic-properties svg:stroke-color="#000000" draw:opacity="0%" draw:textarea-horizontal-align="justify" draw:textarea-vertical-align="middle" draw:auto-grow-height="false" fo:min-height="1.35cm" fo:min-width="3.1cm"/>
    </style:style>
    <style:style style:name="gr12" style:family="graphic" style:parent-style-name="standard">
      <style:graphic-properties svg:stroke-color="#000000" draw:opacity="0%" draw:textarea-horizontal-align="justify" draw:textarea-vertical-align="middle" draw:auto-grow-height="false" fo:min-height="1.55cm" fo:min-width="2.7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375cm" fo:min-width="4.701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626cm" fo:min-width="3.501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813cm" fo:min-width="4.501cm"/>
    </style:style>
    <style:style style:name="gr16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5cm" fo:min-width="5.1cm"/>
    </style:style>
    <style:style style:name="gr17" style:family="graphic" style:parent-style-name="standard">
      <style:graphic-properties svg:stroke-color="#000000" draw:opacity="0%" draw:textarea-horizontal-align="justify" draw:textarea-vertical-align="middle" draw:auto-grow-height="false" fo:min-height="1.15cm" fo:min-width="3.7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438cm" fo:min-width="2.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20" style:family="graphic" style:parent-style-name="standard">
      <style:graphic-properties svg:stroke-color="#000000" draw:opacity="0%" draw:textarea-horizontal-align="justify" draw:textarea-vertical-align="middle" draw:auto-grow-height="false" fo:min-height="0.55cm" fo:min-width="3.7cm"/>
    </style:style>
    <style:style style:name="gr21" style:family="graphic" style:parent-style-name="standard">
      <style:graphic-properties svg:stroke-color="#000000" draw:opacity="0%" draw:textarea-horizontal-align="justify" draw:textarea-vertical-align="middle" draw:auto-grow-height="false" fo:min-height="0.55cm" fo:min-width="1.5cm"/>
    </style:style>
    <style:style style:name="gr22" style:family="graphic" style:parent-style-name="standard">
      <style:graphic-properties svg:stroke-color="#000000" draw:opacity="0%" draw:textarea-horizontal-align="justify" draw:textarea-vertical-align="middle" draw:auto-grow-height="false" fo:min-height="1.35cm" fo:min-width="3.7cm"/>
    </style:style>
    <style:style style:name="gr23" style:family="graphic" style:parent-style-name="standard">
      <style:graphic-properties svg:stroke-color="#000000" draw:opacity="0%" draw:textarea-horizontal-align="justify" draw:textarea-vertical-align="middle" draw:auto-grow-height="false" fo:min-height="0.75cm" fo:min-width="3.4cm"/>
    </style:style>
    <style:style style:name="gr24" style:family="graphic" style:parent-style-name="standard">
      <style:graphic-properties svg:stroke-color="#000000" draw:opacity="0%" draw:textarea-horizontal-align="justify" draw:textarea-vertical-align="middle" draw:auto-grow-height="false" fo:min-height="1.35cm" fo:min-width="2.5cm"/>
    </style:style>
    <style:style style:name="gr25" style:family="graphic" style:parent-style-name="standard">
      <style:graphic-properties svg:stroke-color="#000000" draw:opacity="0%" draw:textarea-horizontal-align="justify" draw:textarea-vertical-align="middle" draw:auto-grow-height="false" fo:min-height="1.55cm" fo:min-width="3.3cm"/>
    </style:style>
    <style:style style:name="gr26" style:family="graphic" style:parent-style-name="standard">
      <style:graphic-properties draw:textarea-vertical-align="middle"/>
    </style:style>
    <style:style style:name="gr27" style:family="graphic" style:parent-style-name="standard">
      <style:graphic-properties draw:fill-color="#000000" draw:textarea-vertical-align="middle"/>
    </style:style>
    <style:style style:name="gr2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none" draw:fill-color="#ffffff"/>
      <style:text-properties fo:font-size="15pt" style:font-size-asian="15pt" style:font-size-complex="1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ffffff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xml:id="id11" draw:id="id11" draw:layer="layout" svg:width="11cm" svg:height="1cm" svg:x="8.4cm" svg:y="0.6cm">
          <text:p text:style-name="P1">User Interaction</text:p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3.7cm" svg:height="2cm" svg:x="19.7cm" svg:y="4.8cm">
          <text:p text:style-name="P1">Download </text:p>
          <text:p text:style-name="P1">documents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3.4cm" svg:height="1.6cm" svg:x="2.8cm" svg:y="3cm">
          <text:p text:style-name="P1">Search </text:p>
          <text:p text:style-name="P1">handle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2cm" svg:height="1cm" svg:x="2.2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6.6cm" svg:height="1cm" svg:x="7cm" svg:y="15.4cm">
          <draw:text-box>
            <text:p><text:span text:style-name="T1">Functional Component</text:span></text:p>
          </draw:text-box>
        </draw:frame>
        <draw:frame draw:style-name="gr5" draw:text-style-name="P3" draw:layer="layout" svg:width="3.4cm" svg:height="1cm" svg:x="7.162cm" svg:y="17.192cm">
          <draw:text-box>
            <text:p><text:span text:style-name="T1">Data Store</text:span></text:p>
          </draw:text-box>
        </draw:frame>
        <draw:line draw:style-name="gr6" draw:text-style-name="P4" draw:layer="layout" svg:x1="14.2cm" svg:y1="15.6cm" svg:x2="18.6cm" svg:y2="15.6cm">
          <text:p/>
        </draw:line>
        <draw:line draw:style-name="gr7" draw:text-style-name="P4" draw:layer="layout" svg:x1="14.4cm" svg:y1="16.8cm" svg:x2="18.8cm" svg:y2="16.8cm">
          <text:p/>
        </draw:line>
        <draw:frame draw:style-name="gr5" draw:text-style-name="P3" draw:layer="layout" svg:width="4.4cm" svg:height="1cm" svg:x="20.4cm" svg:y="16.2cm">
          <draw:text-box>
            <text:p><text:span text:style-name="T1">X depends on Y</text:span></text:p>
          </draw:text-box>
        </draw:frame>
        <draw:frame draw:style-name="gr5" draw:text-style-name="P3" draw:layer="layout" svg:width="6.6cm" svg:height="1cm" svg:x="20.2cm" svg:y="15.2cm">
          <draw:text-box>
            <text:p><text:span text:style-name="T1">Interacts With</text:span></text:p>
          </draw:text-box>
        </draw:frame>
        <draw:frame draw:style-name="gr8" draw:text-style-name="P5" draw:layer="layout" svg:width="0.925cm" svg:height="1cm" svg:x="18.8cm" svg:y="16.2cm">
          <draw:text-box>
            <text:p>X</text:p>
          </draw:text-box>
        </draw:frame>
        <draw:frame draw:style-name="gr8" draw:text-style-name="P5" draw:layer="layout" svg:width="0.925cm" svg:height="1cm" svg:x="13.4cm" svg:y="16.2cm">
          <draw:text-box>
            <text:p>Y</text:p>
          </draw:text-box>
        </draw:frame>
        <draw:custom-shape draw:style-name="gr9" draw:text-style-name="P2" draw:layer="layout" svg:width="27cm" svg:height="5.8cm" svg:x="0.6cm" svg:y="14.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2.8cm" svg:height="0.962cm" svg:x="2.4cm" svg:y="14cm">
          <draw:text-box>
            <text:p>Legend</text:p>
          </draw:text-box>
        </draw:frame>
        <draw:custom-shape draw:style-name="gr11" draw:text-style-name="P2" xml:id="id14" draw:id="id14" draw:layer="layout" svg:width="3.6cm" svg:height="1.6cm" svg:x="5.6cm" svg:y="5.2cm">
          <text:p text:style-name="P1">Compose </text:p>
          <text:p text:style-name="P1">handler</text:p>
          <draw:enhanced-geometry svg:viewBox="0 0 21600 21600" draw:type="rectangle" draw:enhanced-path="M 0 0 L 21600 0 21600 21600 0 21600 0 0 Z N"/>
        </draw:custom-shape>
        <draw:custom-shape draw:style-name="gr12" draw:text-style-name="P2" xml:id="id10" draw:id="id10" draw:layer="layout" svg:width="3.2cm" svg:height="1.8cm" svg:x="8cm" svg:y="2.2cm">
          <text:p text:style-name="P1">View</text:p>
          <text:p text:style-name="P1">docu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xml:id="id5" draw:id="id5" draw:layer="layout" svg:width="5.2cm" svg:height="2.6cm" svg:x="16.6cm" svg:y="11.6cm">
          <text:p text:style-name="P1"><text:span text:style-name="T2">Images, Docs, </text:span></text:p>
          <text:p text:style-name="P1"><text:span text:style-name="T2">Credentials, Privileg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7" draw:layer="layout" svg:width="4cm" svg:height="1.401cm" svg:x="2.2cm" svg:y="16.8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 xml:id="id4" draw:id="id4">
          <draw:custom-shape draw:style-name="gr15" draw:text-style-name="P7" draw:layer="layout" svg:width="5cm" svg:height="1.7cm" svg:x="2.168cm" svg:y="11.8cm">
            <text:p text:style-name="P1"><text:span text:style-name="T2">Elasti</text:span><text:span text:style-name="T2">csea</text:span><text:span text:style-name="T2">rch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8" xml:id="id2" draw:id="id2" draw:layer="layout" svg:width="5.6cm" svg:height="2.4cm" svg:x="1.8cm" svg:y="11.4cm">
            <text:p/>
            <draw:enhanced-geometry svg:viewBox="0 0 21600 21600" draw:type="rectangle" draw:enhanced-path="M 0 0 L 21600 0 21600 21600 0 21600 0 0 Z N"/>
          </draw:custom-shape>
        </draw:g>
        <draw:custom-shape draw:style-name="gr17" draw:text-style-name="P2" draw:layer="layout" svg:width="4.2cm" svg:height="1.4cm" svg:x="2.2cm" svg:y="1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3.099cm" svg:height="1.1cm" svg:x="2.701cm" svg:y="18.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9" draw:text-style-name="P3" draw:layer="layout" svg:width="8.4cm" svg:height="0.839cm" svg:x="7cm" svg:y="19.2cm">
          <draw:text-box>
            <text:p><text:span text:style-name="T1">External System with Data Store</text:span></text:p>
          </draw:text-box>
        </draw:frame>
        <draw:custom-shape draw:style-name="gr20" draw:text-style-name="P2" xml:id="id6" draw:id="id6" draw:layer="layout" svg:width="4.2cm" svg:height="0.8cm" svg:x="23.6cm" svg:y="5.6cm">
          <text:p text:style-name="P1">CLARIN AP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xml:id="id12" draw:id="id12" draw:layer="layout" svg:width="2cm" svg:height="0.8cm" svg:x="14.2cm" svg:y="2.2cm">
          <text:p text:style-name="P1">Log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9" draw:id="id9" draw:layer="layout" svg:width="4.2cm" svg:height="1.6cm" svg:x="15.2cm" svg:y="5.2cm">
          <text:p text:style-name="P1">Account</text:p>
          <text:p text:style-name="P1">Manag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8" draw:id="id8" draw:layer="layout" svg:width="3.9cm" svg:height="1cm" svg:x="13.3cm" svg:y="3.8cm">
          <text:p text:style-name="P1">Admin Pan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xml:id="id3" draw:id="id3" draw:layer="layout" svg:width="3cm" svg:height="1.6cm" svg:x="9.6cm" svg:y="9.8cm">
          <text:p text:style-name="P1">XML </text:p>
          <text:p text:style-name="P1">to JS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xml:id="id7" draw:id="id7" draw:layer="layout" svg:width="3.8cm" svg:height="1.8cm" svg:x="10.9cm" svg:y="5cm">
          <text:p text:style-name="P1">Upload/Edit</text:p>
          <text:p text:style-name="P1">Document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line" svg:x1="4.5cm" svg:y1="4.6cm" svg:x2="4.6cm" svg:y2="11.4cm" draw:start-shape="id1" draw:start-glue-point="2" draw:end-shape="id2" draw:end-glue-point="0" svg:d="M4500 4600l100 6800" svg:viewBox="0 0 101 6801">
          <text:p/>
        </draw:connector>
        <draw:connector draw:style-name="gr7" draw:text-style-name="P4" draw:layer="layout" draw:type="line" svg:x1="9.6cm" svg:y1="10.6cm" svg:x2="7.4cm" svg:y2="12.6cm" draw:start-shape="id3" draw:start-glue-point="3" draw:end-shape="id4" svg:d="M9600 10600l-2200 2000" svg:viewBox="0 0 2201 2001">
          <text:p/>
        </draw:connector>
        <draw:connector draw:style-name="gr7" draw:text-style-name="P4" draw:layer="layout" draw:type="line" svg:x1="12.6cm" svg:y1="10.6cm" svg:x2="16.6cm" svg:y2="12.9cm" draw:start-shape="id3" draw:start-glue-point="1" draw:end-shape="id5" draw:end-glue-point="6" svg:d="M12600 10600l4000 2300" svg:viewBox="0 0 4001 2301">
          <text:p/>
        </draw:connector>
        <draw:connector draw:style-name="gr7" draw:text-style-name="P4" draw:layer="layout" draw:type="line" svg:x1="25.7cm" svg:y1="6.4cm" svg:x2="21.8cm" svg:y2="12.9cm" draw:start-shape="id6" draw:start-glue-point="2" draw:end-shape="id5" svg:d="M25700 6400l-3900 6500" svg:viewBox="0 0 3901 6501">
          <text:p/>
        </draw:connector>
        <draw:connector draw:style-name="gr26" draw:text-style-name="P1" draw:layer="layout" svg:x1="12.8cm" svg:y1="5cm" svg:x2="13.3cm" svg:y2="4.3cm" draw:start-shape="id7" draw:start-glue-point="0" draw:end-shape="id8" draw:end-glue-point="3" svg:d="M12800 5000v-700h500" svg:viewBox="0 0 501 701">
          <text:p/>
        </draw:connector>
        <draw:connector draw:style-name="gr26" draw:text-style-name="P1" draw:layer="layout" svg:x1="17.3cm" svg:y1="5.2cm" svg:x2="17.2cm" svg:y2="4.3cm" draw:start-shape="id9" draw:start-glue-point="0" draw:end-shape="id8" draw:end-glue-point="1" svg:d="M17300 5200v-900h-100" svg:viewBox="0 0 101 901">
          <text:p/>
        </draw:connector>
        <draw:connector draw:style-name="gr27" draw:text-style-name="P9" draw:layer="layout" svg:x1="9.6cm" svg:y1="2.2cm" svg:x2="13.9cm" svg:y2="1.6cm" draw:start-shape="id10" draw:start-glue-point="0" draw:end-shape="id11" draw:end-glue-point="2" svg:d="M9600 2200v-300h4300v-300" svg:viewBox="0 0 4301 601">
          <text:p/>
        </draw:connector>
        <draw:connector draw:style-name="gr26" draw:text-style-name="P1" draw:layer="layout" svg:x1="15.2cm" svg:y1="2.2cm" svg:x2="13.9cm" svg:y2="1.6cm" draw:start-shape="id12" draw:start-glue-point="0" draw:end-shape="id11" draw:end-glue-point="2" svg:d="M15200 2200v-300h-1300v-300" svg:viewBox="0 0 1301 601">
          <text:p/>
        </draw:connector>
        <draw:connector draw:style-name="gr26" draw:text-style-name="P1" draw:layer="layout" svg:x1="4.5cm" svg:y1="3cm" svg:x2="8.4cm" svg:y2="1.1cm" draw:start-shape="id1" draw:start-glue-point="0" draw:end-shape="id11" draw:end-glue-point="3" svg:d="M4500 3000v-1900h3900" svg:viewBox="0 0 3901 1901">
          <text:p/>
        </draw:connector>
        <draw:connector draw:style-name="gr26" draw:text-style-name="P1" draw:layer="layout" svg:x1="21.55cm" svg:y1="4.8cm" svg:x2="19.4cm" svg:y2="1.1cm" draw:start-shape="id13" draw:start-glue-point="0" draw:end-shape="id11" draw:end-glue-point="1" svg:d="M21550 4800v-3700h-2150" svg:viewBox="0 0 2151 3701">
          <text:p/>
        </draw:connector>
        <draw:connector draw:style-name="gr7" draw:text-style-name="P4" draw:layer="layout" draw:type="line" svg:x1="9.6cm" svg:y1="4cm" svg:x2="7.4cm" svg:y2="5.2cm" draw:start-shape="id10" draw:start-glue-point="2" draw:end-shape="id14" draw:end-glue-point="0" svg:d="M9600 4000l-2200 1200" svg:viewBox="0 0 2201 1201">
          <text:p/>
        </draw:connector>
        <draw:connector draw:style-name="gr7" draw:text-style-name="P4" draw:layer="layout" draw:type="line" svg:x1="9.2cm" svg:y1="6cm" svg:x2="19.2cm" svg:y2="12.25cm" draw:start-shape="id14" draw:start-glue-point="1" draw:end-shape="id5" draw:end-glue-point="4" svg:d="M9200 6000l10000 6250" svg:viewBox="0 0 10001 6251">
          <text:p/>
        </draw:connector>
        <draw:connector draw:style-name="gr7" draw:text-style-name="P4" draw:layer="layout" draw:type="line" svg:x1="12.8cm" svg:y1="6.8cm" svg:x2="19.2cm" svg:y2="11.6cm" draw:start-shape="id7" draw:start-glue-point="2" draw:end-shape="id5" draw:end-glue-point="5" svg:d="M12800 6800l6400 4800" svg:viewBox="0 0 6401 4801">
          <text:p/>
        </draw:connector>
        <draw:connector draw:style-name="gr7" draw:text-style-name="P4" draw:layer="layout" draw:type="line" svg:x1="21.55cm" svg:y1="6.8cm" svg:x2="21.8cm" svg:y2="12.9cm" draw:start-shape="id13" draw:start-glue-point="2" draw:end-shape="id5" svg:d="M21550 6800l250 6100" svg:viewBox="0 0 251 6101">
          <text:p/>
        </draw:connector>
        <draw:connector draw:style-name="gr7" draw:text-style-name="P4" draw:layer="layout" draw:type="line" svg:x1="17.3cm" svg:y1="6.8cm" svg:x2="19.2cm" svg:y2="12.25cm" draw:start-shape="id9" draw:start-glue-point="2" draw:end-shape="id5" draw:end-glue-point="4" svg:d="M17300 6800l1900 5450" svg:viewBox="0 0 1901 5451">
          <text:p/>
        </draw:connector>
        <draw:connector draw:style-name="gr7" draw:text-style-name="P4" draw:layer="layout" draw:type="line" svg:x1="15.2cm" svg:y1="3cm" svg:x2="15.25cm" svg:y2="3.8cm" draw:start-shape="id12" draw:start-glue-point="2" draw:end-shape="id8" draw:end-glue-point="0" svg:d="M15200 3000l50 800" svg:viewBox="0 0 51 801">
          <text:p/>
        </draw:connector>
        <presentation:notes draw:style-name="dp2">
          <draw:page-thumbnail draw:style-name="gr28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1T14:01:47.262165031</meta:creation-date>
    <dc:date>2016-10-30T19:49:12.855685488</dc:date>
    <meta:editing-duration>PT36M36S</meta:editing-duration>
    <meta:editing-cycles>14</meta:editing-cycles>
    <meta:generator>LibreOffice/5.1.4.2$Linux_X86_64 LibreOffice_project/10m0$Build-2</meta:generator>
    <meta:document-statistic meta:object-count="69"/>
  </office:meta>
</office:document-meta>
</file>